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18.86pt"/>
    </style:style>
    <style:style style:name="co8" style:family="table-column">
      <style:table-column-properties fo:break-before="auto" style:column-width="97.9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108.79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42.2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CHE 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number-columns-repeated="12"/>
        </table:table-row>
      </table:table>
      <table:table table:name="CACHE 1000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7:17:28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2T08:01:32.665000000</dc:date>
    <meta:editing-duration>PT3M</meta:editing-duration>
    <meta:editing-cycles>2</meta:editing-cycles>
    <meta:document-statistic meta:table-count="2" meta:cell-count="33" meta:object-count="0"/>
  </office:meta>
</office:document-meta>
</file>